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paragraph-properties fo:margin-top="0cm" fo:margin-bottom="0.499cm" loext:contextual-spacing="false" fo:line-height="150%" fo:text-align="justify" style:justify-single-word="false"/>
    </style:style>
    <style:style style:name="P3" style:family="paragraph" style:parent-style-name="Heading" style:master-page-name="MP0">
      <style:paragraph-properties style:page-number="auto" fo:break-before="page"/>
    </style:style>
    <style:style style:name="T1" style:family="text">
      <style:text-properties fo:color="#212121" style:font-name="Arial" fo:font-size="11pt"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nei6mrw55kwj"/>Declaração do Escopo</text:p>
      <text:p text:style-name="P1"/>
      <text:p text:style-name="P1"/>
      <text:p text:style-name="P2"><text:span text:style-name="Fonte_20_parág._20_padrão"><text:span text:style-name="T1">A empresa Lanchonete Titans de Ouro foi inaugurada em 30/04/2010, com sede nesta capital a Avenida Rudge número 430, Barra Funda. Quando da inauguração, a Lanchonete Titans de Ouro era uma empresa familiar, pois tinha como sócios o Sr. Uelinton Mendes de Matos e outros dois irmãos, que não mais pertencem ao quadro societário, sendo os dois sócios substituídos por outros dois, permanecendo o Sr. Uelinton que é o gerente do estabelecimento.</text:span></text:span></text:p>
      <text:p text:style-name="P2"><text:span text:style-name="Fonte_20_parág._20_padrão"><text:span text:style-name="T1">A empresa é prestadora de serviço do ramo alimentício e a atividade principal consiste em preparar e servir lanches e refeições, bem como a revenda de bebidas em geral.</text:span></text:span></text:p>
      <text:p text:style-name="P2"><text:span text:style-name="Fonte_20_parág._20_padrão"><text:span text:style-name="T1">O horário de funcionamento da lanchonete é: de segunda-feira à quinta-feira, das 05h00 às 22h00, às sextas-feiras, das 05h00 às 24h00; e aos sábados, das 06h00 às 22h00.</text:span></text:span></text:p>
      <text:p text:style-name="P2"><text:span text:style-name="Fonte_20_parág._20_padrão"><text:span text:style-name="T1">Os clientes da lanchonete são trabalhadores do bairro que antes de começarem os respectivos turnos de trabalho passam na lanchonete para tomarem café da manhã, fazerem suas refeições no horário do almoço e também para o “happy-hour” após as jornadas de trabalho. No período noturno, a lanchonete também é frequentada por alunos da Faculdade Impacta, tendo em vista a lanchonete ser bem próximo ao referido Estabelecimento de Ensino.</text:span></text:span></text:p>
      <text:p text:style-name="P2"><text:span text:style-name="Fonte_20_parág._20_padrão"><text:span text:style-name="T1">Como administrador do empreendimento, o Sr. Uelinton tem como responsabilidades a supervisão do atendimento, o gerenciamento da parte financeira, pagamento de funcionários e controle de estoque.</text:span></text:span></text:p>
      <text:p text:style-name="P2"><text:span text:style-name="Fonte_20_parág._20_padrão"><text:span text:style-name="T1">O cliente informou que tem dificuldade no armazenamento de informações sobre: os meios de recebimentos, espécie, cartão de crédito, cartão de débito, vouchers (vale refeição, ticket restaurante etc.); controle de estoque e de despesas; e com a folha de pagamento.</text:span></text:span></text:p>
      <text:p text:style-name="P2"><text:span text:style-name="Fonte_20_parág._20_padrão"><text:span text:style-name="T1">O cliente também relatou que o controle dos pedidos feitos pelos frequentadores e do consumo é realizado por meio de comandas. E os demais controles são feitos através de anotações em folhas de papéis que são guardadas em past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Normal" style:next-style-name="Normal" style:class="text">
      <style:paragraph-properties fo:margin-top="0cm" fo:margin-bottom="0.106cm" loext:contextual-spacing="false" fo:line-height="115%" fo:keep-together="always" fo:hyphenation-ladder-count="no-limit" fo:keep-with-next="always" style:vertical-align="auto"/>
      <style:text-properties style:font-name="Arial" fo:font-family="Arial" style:font-family-generic="swiss" style:font-pitch="variable" fo:font-size="26pt" style:letter-kerning="false" style:font-name-asian="Arial" style:font-family-asian="Arial" style:font-family-generic-asian="swiss" style:font-pitch-asian="variable" style:font-size-asian="26pt" style:language-asian="pt" style:country-asian="BR" style:font-name-complex="Arial" style:font-family-complex="Arial" style:font-family-generic-complex="swiss" style:font-pitch-complex="variable" style:font-size-complex="26pt" style:language-complex="ar" style:country-complex="SA"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Char" style:display-name="Título Char" style:family="text" style:parent-style-name="Fonte_20_parág._20_padrão">
      <style:text-properties style:font-name="Arial" fo:font-family="Arial" style:font-family-generic="swiss" style:font-pitch="variable" fo:font-size="26pt" style:letter-kerning="false" style:font-name-asian="Arial" style:font-family-asian="Arial" style:font-family-generic-asian="swiss" style:font-pitch-asian="variable" style:font-size-asian="26pt" style:language-asian="pt" style:country-asian="BR" style:font-name-complex="Arial" style:font-family-complex="Arial" style:font-family-generic-complex="swiss" style:font-pitch-complex="variable" style:font-size-complex="26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078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Rafaela Miwa Tokai</meta:initial-creator>
    <meta:creation-date>2018-10-23T14:12:00Z</meta:creation-date>
    <dc:date>2018-10-23T11:29:16.001254681</dc:date>
    <meta:editing-cycles>3</meta:editing-cycles>
    <meta:editing-duration>PT3M35S</meta:editing-duration>
    <meta:document-statistic meta:table-count="0" meta:image-count="0" meta:object-count="0" meta:page-count="1" meta:paragraph-count="8" meta:word-count="305" meta:character-count="1917" meta:non-whitespace-character-count="1620"/>
    <meta:template xlink:type="simple" xlink:actuate="onRequest" xlink:title="" xlink:href="Normal"/>
  </office:meta>
</office:document-meta>
</file>